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table:number-columns-repeated="3" office:value-type="string" calcext:value-type="string">
            <text:p>Part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9:50:27.397233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1-06T21:17:05.349398264</dc:date>
    <meta:editing-duration>PT1H26M7S</meta:editing-duration>
    <meta:editing-cycles>14</meta:editing-cycles>
    <meta:document-statistic meta:table-count="1" meta:cell-count="67" meta:object-count="0"/>
  </office:meta>
</office:document-meta>
</file>